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22d6" officeooo:paragraph-rsid="000c22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xt steps is to pre-clean the data set and debug the program found on-line to create a classifier for safety related docu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09:25:50.745091910</meta:creation-date>
    <dc:date>2018-05-10T09:26:46.492556426</dc:date>
    <meta:editing-duration>PT56S</meta:editing-duration>
    <meta:editing-cycles>1</meta:editing-cycles>
    <meta:document-statistic meta:table-count="0" meta:image-count="0" meta:object-count="0" meta:page-count="1" meta:paragraph-count="1" meta:word-count="22" meta:character-count="128" meta:non-whitespace-character-count="107"/>
    <meta:generator>LibreOffice/5.1.6.2$Linux_X86_64 LibreOffice_project/10m0$Build-2</meta:generator>
  </office:meta>
</office:document-meta>
</file>